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ccccc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2.262cm" fo:min-width="3.282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2.256cm" fo:min-width="2.514cm" fo:padding-top="0.142cm" fo:padding-bottom="0.142cm" fo:padding-left="0.267cm" fo:padding-right="0.267cm" draw:shadow="visible" draw:shadow-offset-x="0.282cm" draw:shadow-offset-y="0.282cm"/>
    </style:style>
    <style:style style:name="gr4" style:family="graphic" style:parent-style-name="standard">
      <style:graphic-properties svg:stroke-width="0.106cm" svg:stroke-color="#000000" draw:marker-start="Symmetric_20_Arrow" draw:marker-start-width="0.359cm" draw:marker-end="" draw:marker-end-width="0.359cm" draw:fill-color="#000000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d4ea6b" draw:textarea-horizontal-align="justify" draw:textarea-vertical-align="middle" draw:auto-grow-height="false" fo:min-height="0.583cm" fo:min-width="1.35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e0c2cd" draw:textarea-horizontal-align="justify" draw:textarea-vertical-align="middle" draw:auto-grow-height="false" fo:min-height="0.581cm" fo:min-width="1.35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1.75cm" fo:min-width="1.35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106cm" svg:stroke-color="#0093d9" draw:marker-start-width="0.358cm" draw:marker-end="Half_20_Arrow_20_Left" draw:marker-end-width="0.458cm" draw:fill="solid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svg:stroke-width="0.106cm" svg:stroke-color="#ff3838" draw:marker-start-width="0.358cm" draw:marker-end="Half_20_Arrow_20_Left" draw:marker-end-width="0.458cm" draw:fill="solid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106cm" svg:stroke-color="#ff3838" draw:marker-start-width="0.358cm" draw:marker-end="Half_20_Arrow_20_Left" draw:marker-end-width="0.4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093d9" draw:marker-start-width="0.358cm" draw:marker-end="Half_20_Arrow_20_Left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b2b2b2" draw:textarea-horizontal-align="justify" draw:textarea-vertical-align="middle" draw:auto-grow-height="false" fo:min-height="0.581cm" fo:min-width="1.353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81cm" svg:stroke-color="#000000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Source Code Pro1" fo:font-size="18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solid" draw:fill-color="#d4ea6b"/>
      <style:paragraph-properties fo:text-align="center"/>
      <style:text-properties style:font-name="Source Code Pro1" fo:font-size="10pt" style:font-size-asian="10pt" style:font-size-complex="10pt"/>
    </style:style>
    <style:style style:name="P7" style:family="paragraph">
      <loext:graphic-properties draw:fill="solid" draw:fill-color="#e0c2cd"/>
      <style:paragraph-properties fo:text-align="center"/>
      <style:text-properties style:font-name="Source Code Pro1" fo:font-size="10pt" style:font-size-asian="10pt" style:font-size-complex="10pt"/>
    </style:style>
    <style:style style:name="P8" style:family="paragraph">
      <loext:graphic-properties draw:fill="solid" draw:fill-color="#b4c7dc"/>
      <style:paragraph-properties fo:text-align="center"/>
      <style:text-properties style:font-name="Source Code Pro1"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/>
      <style:paragraph-properties fo:text-align="start"/>
      <style:text-properties style:font-name="Source Code Pro1"/>
    </style:style>
    <style:style style:name="P12" style:family="paragraph">
      <loext:graphic-properties draw:fill="solid"/>
      <style:paragraph-properties fo:text-align="center"/>
      <style:text-properties style:font-name="Source Code Pro1"/>
    </style:style>
    <style:style style:name="P13" style:family="paragraph">
      <loext:graphic-properties draw:fill="solid" draw:fill-color="#b2b2b2"/>
      <style:paragraph-properties fo:text-align="center"/>
      <style:text-properties style:font-name="Source Code Pro1" fo:font-size="10pt" style:font-size-asian="10pt" style:font-size-complex="10pt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0pt" style:font-size-asian="10pt" style:font-size-complex="10pt"/>
    </style:style>
    <style:style style:name="T4" style:family="text">
      <style:text-properties style:font-name="Source Code Pr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81cm" svg:height="2.54cm" svg:x="26.315cm" svg:y="0.81cm">
          <text:p text:style-name="P1"><text:span text:style-name="T1">L</text:span><text:span text:style-name="T1">i</text:span><text:span text:style-name="T1">n</text:span><text:span text:style-name="T1">k</text:span></text:p>
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a</text:span><text:span text:style-name="T1">c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81cm" svg:height="2.54cm" svg:x="7.09cm" svg:y="0.816cm">
          <text:p text:style-name="P1"><text:span text:style-name="T1">Transpor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3.048cm" svg:height="2.54cm" svg:x="0.47cm" svg:y="0.816cm">
          <text:p text:style-name="P1"><text:span text:style-name="T2">Data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" draw:text-style-name="P5" draw:layer="layout" svg:x1="7.09cm" svg:y1="2.086cm" svg:x2="3.518cm" svg:y2="2.086cm" draw:start-shape="id1" draw:start-glue-point="3" draw:end-shape="id2" draw:end-glue-point="8" svg:d="M7090 2086h-3572" svg:viewBox="0 0 3573 1">
          <text:p/>
        </draw:connector>
        <draw:custom-shape draw:style-name="gr3" draw:text-style-name="P4" xml:id="id3" draw:id="id3" draw:layer="layout" svg:width="3.048cm" svg:height="2.54cm" svg:x="14.969cm" svg:y="0.262cm">
          <text:p text:style-name="P1"><text:span text:style-name="T2">Segment</text:span></text:p>
          <text:p text:style-name="P1"><text:span text:style-name="T2">Ou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draw:line-skew="1.404cm" svg:x1="10.9cm" svg:y1="2.086cm" svg:x2="14.969cm" svg:y2="1.532cm" draw:start-shape="id1" draw:start-glue-point="1" draw:end-shape="id3" draw:end-glue-point="6" svg:d="M10900 2086h3578v-554h491" svg:viewBox="0 0 4070 555">
          <text:p/>
        </draw:connector>
        <draw:custom-shape draw:style-name="gr2" draw:text-style-name="P3" xml:id="id4" draw:id="id4" draw:layer="layout" svg:width="3.81cm" svg:height="2.54cm" svg:x="14.588cm" svg:y="3.437cm">
          <text:p text:style-name="P1"><text:span text:style-name="T1">Inter</text:span><text:span text:style-name="T1">net</text:span></text:p>
          <text:p text:style-name="P1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5" draw:id="id5" draw:layer="layout" svg:width="3.048cm" svg:height="2.54cm" draw:transform="rotate (-3.14159265358979) translate (25.532cm 3.35cm)">
          <text:p text:style-name="P1"><text:span text:style-name="T2">Frame</text:span></text:p>
          <text:p text:style-name="P1"><text:span text:style-name="T2">Ou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1" draw:layer="layout" svg:x1="16.493cm" svg:y1="2.802cm" svg:x2="16.493cm" svg:y2="3.437cm" draw:start-shape="id3" draw:start-glue-point="7" draw:end-shape="id4" draw:end-glue-point="0" svg:d="M16493 2802v635" svg:viewBox="0 0 1 636">
          <text:p/>
        </draw:connector>
        <draw:connector draw:style-name="gr5" draw:text-style-name="P1" draw:layer="layout" svg:x1="18.398cm" svg:y1="4.707cm" svg:x2="22.485cm" svg:y2="2.081cm" draw:start-shape="id4" draw:start-glue-point="1" draw:end-shape="id5" draw:end-glue-point="6" svg:d="M18398 4707h2182v-2626h1905" svg:viewBox="0 0 4088 2627">
          <text:p/>
        </draw:connector>
        <draw:connector draw:style-name="gr5" draw:text-style-name="P1" draw:layer="layout" svg:x1="25.532cm" svg:y1="2.081cm" svg:x2="26.315cm" svg:y2="2.08cm" draw:start-shape="id5" draw:start-glue-point="8" draw:end-shape="id6" draw:end-glue-point="3" svg:d="M25532 2081h535v-1h248" svg:viewBox="0 0 784 2">
          <text:p/>
        </draw:connector>
        <draw:custom-shape draw:style-name="gr6" draw:text-style-name="P6" draw:layer="layout" svg:width="1.905cm" svg:height="0.885cm" svg:x="31.532cm" svg:y="2.457cm">
          <text:p text:style-name="P1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905cm" svg:height="0.883cm" svg:x="31.532cm" svg:y="1.574cm">
          <text:p text:style-name="P1"><text:span text:style-name="T3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905cm" svg:height="2.052cm" svg:x="31.532cm" svg:y="3.335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905cm" svg:height="2.052cm" svg:x="4.318cm" svg:y="1.162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905cm" svg:height="0.885cm" svg:x="11.938cm" svg:y="1.147cm">
          <text:p text:style-name="P1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905cm" svg:height="2.052cm" svg:x="11.938cm" svg:y="2.012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.905cm" svg:height="0.885cm" svg:x="19.507cm" svg:y="1.878cm">
          <text:p text:style-name="P1"><text:span text:style-name="T3">Trans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1.905cm" svg:height="0.883cm" svg:x="19.507cm" svg:y="1.045cm">
          <text:p text:style-name="P1"><text:span text:style-name="T3">Int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905cm" svg:height="2.052cm" svg:x="19.501cm" svg:y="2.71cm">
          <text:p text:style-name="P1"><text:span text:style-name="T4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9" draw:layer="layout" svg:x1="6.269cm" svg:y1="1.197cm" svg:x2="6.269cm" svg:y2="3.229cm">
          <text:p/>
        </draw:line>
        <draw:line draw:style-name="gr10" draw:text-style-name="P9" draw:layer="layout" svg:x1="13.924cm" svg:y1="2.031cm" svg:x2="13.924cm" svg:y2="3.992cm">
          <text:p/>
        </draw:line>
        <draw:line draw:style-name="gr10" draw:text-style-name="P9" draw:layer="layout" svg:x1="21.457cm" svg:y1="1.905cm" svg:x2="21.457cm" svg:y2="4.853cm">
          <text:p/>
        </draw:line>
        <draw:line draw:style-name="gr10" draw:text-style-name="P9" draw:layer="layout" svg:x1="33.491cm" svg:y1="1.543cm" svg:x2="33.464cm" svg:y2="5.353cm">
          <text:p/>
        </draw:line>
        <draw:line draw:style-name="gr11" draw:text-style-name="P11" draw:layer="layout" svg:x1="0.481cm" svg:y1="5.207cm" svg:x2="3.81cm" svg:y2="5.207cm">
          <text:p text:style-name="P10"><text:span text:style-name="T2"/></text:p>
          <text:p text:style-name="P10"><text:span text:style-name="T2">1. Pass</text:span></text:p>
        </draw:line>
        <draw:line draw:style-name="gr12" draw:text-style-name="P12" draw:layer="layout" svg:x1="4.383cm" svg:y1="5.207cm" svg:x2="7.747cm" svg:y2="5.207cm">
          <text:p text:style-name="P1"><text:span text:style-name="T2"/></text:p>
          <text:p text:style-name="P1"><text:span text:style-name="T2">2. Send</text:span></text:p>
        </draw:line>
        <draw:line draw:style-name="gr9" draw:text-style-name="P9" draw:layer="layout" svg:x1="13.881cm" svg:y1="1.015cm" svg:x2="13.881cm" svg:y2="2.034cm">
          <text:p/>
        </draw:line>
        <draw:line draw:style-name="gr9" draw:text-style-name="P9" draw:layer="layout" svg:x1="21.463cm" svg:y1="0.887cm" svg:x2="21.463cm" svg:y2="1.906cm">
          <text:p/>
        </draw:line>
        <draw:line draw:style-name="gr9" draw:text-style-name="P9" draw:layer="layout" svg:x1="33.496cm" svg:y1="0.508cm" svg:x2="33.496cm" svg:y2="1.527cm">
          <text:p/>
        </draw:line>
        <draw:custom-shape draw:style-name="gr13" draw:text-style-name="P13" draw:layer="layout" svg:width="1.905cm" svg:height="0.883cm" svg:x="31.532cm" svg:y="0.674cm">
          <text:p text:style-name="P1"><text:span text:style-name="T3">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30.099cm" svg:y1="2.032cm" svg:x2="31.496cm" svg:y2="2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Half_20_Arrow_20_Left" draw:display-name="Half Arrow Left" svg:viewBox="0 0 10 15" svg:d="M10 0zM5 0l-5 15h5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4.544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7-22T16:35:19.103494872</dc:date>
    <meta:editing-duration>PT1H17M40S</meta:editing-duration>
    <meta:editing-cycles>15</meta:editing-cycles>
    <meta:generator>LibreOffice/6.2.4.2.0$Linux_X86_64 LibreOffice_project/20$Build-2</meta:generator>
    <meta:document-statistic meta:object-count="31"/>
  </office:meta>
</office:document-meta>
</file>